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officeooo:rsid="04c9a509"/>
    </style:style>
    <style:style style:name="T104" style:family="text">
      <style:text-properties officeooo:rsid="04cb73aa"/>
    </style:style>
    <style:style style:name="T105" style:family="text">
      <style:text-properties officeooo:rsid="04cc9b85"/>
    </style:style>
    <style:style style:name="T106" style:family="text">
      <style:text-properties fo:font-style="italic" officeooo:rsid="04cc9b85" style:font-style-asian="italic" style:font-style-complex="italic"/>
    </style:style>
    <style:style style:name="T107" style:family="text">
      <style:text-properties officeooo:rsid="04ccaae3"/>
    </style:style>
    <style:style style:name="T108" style:family="text">
      <style:text-properties officeooo:rsid="04d08112"/>
    </style:style>
    <style:style style:name="T109" style:family="text">
      <style:text-properties officeooo:rsid="04d1d0fa"/>
    </style:style>
    <style:style style:name="T110" style:family="text">
      <style:text-properties officeooo:rsid="04d24b16"/>
    </style:style>
    <style:style style:name="T111" style:family="text">
      <style:text-properties officeooo:rsid="04d350a3"/>
    </style:style>
    <style:style style:name="T112" style:family="text">
      <style:text-properties officeooo:rsid="04d355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0">I guess you might’ve seen it coming.</text:p>
      <text:p text:style-name="P30">I’m selling my house to rafael. He </text:p>
      <text:p text:style-name="P30">says rent will stay the same.</text:p>
      <text:p text:style-name="P30">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03">I stood around Org, found nothing to do, took a long nap, woke up confused.</text:span><text:span text:style-name="T97">453</text:span><text:span text:style-name="T103"> </text:span><text:span text:style-name="T104">I drank coffee, finished some quests on Axo, hitting 13, set my hearth to the Sepulcher, loitered on other tunes, talked to Hannah a couple times.</text:span><text:span text:style-name="T98">709</text:span></text:p>
      <text:p text:style-name="P27"><text:span text:style-name="T104"><text:s text:c="3"/></text:span><text:span text:style-name="T105">I drove down to Downing, waited for Hannah to arrive, put two pizzas in the oven and ate them while watching </text:span><text:span text:style-name="T106">Kiki’s Delivery Service</text:span><text:span text:style-name="T10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07"> ran ST with Voyagers, BRD with Temple, turned in quests in Stonard, Kargath, Hinterlands,</text:span><text:span text:style-name="T99">404</text:span><text:span text:style-name="T107"> </text:span><text:span text:style-name="T108">edited, printed, pasted pages 4-7,</text:span><text:span text:style-name="T100">427</text:span><text:span text:style-name="T108"> </text:span><text:span text:style-name="T109">took a bath, flossed, talked to Hannah, brushed my teeth, leveled axes in Azshara.</text:span><text:span text:style-name="T101">535</text:span><text:span text:style-name="T109"> </text:span></text:p>
      <text:p text:style-name="P28"><text:s text:c="3"/><text:span text:style-name="T110">Hannah picked me up; we rode to South Slope, Well Played, and entered into an Uno tournament, which </text:span><text:soft-page-break/><text:span text:style-name="T110">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11">I ran Scholo </text:span><text:span text:style-name="T112">winning T0 helm</text:span><text:span text:style-name="T111">, DMT </text:span><text:span text:style-name="T112">winning a 2H sword</text:span><text:span text:style-name="T111">, joined another Scholo group, which fell apart, ran another DMT, </text:span><text:span text:style-name="T112">hitting 59</text:span><text:span text:style-name="T111">.</text:span><text:span text:style-name="T102">543</text:span><text:span text:style-name="T111"> </text:span></text:p>
      <text:p text:style-name="P29"><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8T17:44:15.372996736</dc:date>
    <meta:editing-duration>P152DT8H38M33S</meta:editing-duration>
    <meta:editing-cycles>1092</meta:editing-cycles>
    <meta:generator>LibreOffice/24.2.5.2$MacOSX_X86_64 LibreOffice_project/bffef4ea93e59bebbeaf7f431bb02b1a39ee8a59</meta:generator>
    <meta:print-date>2025-02-17T16:26:19.669351189</meta:print-date>
    <meta:document-statistic meta:table-count="0" meta:image-count="0" meta:object-count="0" meta:page-count="9" meta:paragraph-count="76" meta:word-count="2581" meta:character-count="14336" meta:non-whitespace-character-count="11684"/>
  </office:meta>
</office:document-meta>
</file>